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5pt"/>
    </style:style>
    <style:style style:name="P2" style:family="paragraph" style:parent-style-name="Standard">
      <style:text-properties style:font-name="sans-serif" fo:font-size="15pt" officeooo:paragraph-rsid="000327a6"/>
    </style:style>
    <style:style style:name="P3" style:family="paragraph" style:parent-style-name="Standard">
      <style:text-properties style:font-name="sans-serif" fo:font-size="15pt" fo:font-weight="bold" officeooo:paragraph-rsid="000327a6" style:font-weight-asian="bold" style:font-weight-complex="bold"/>
    </style:style>
    <style:style style:name="P4" style:family="paragraph" style:parent-style-name="Standard">
      <style:text-properties style:font-name="sans-serif" fo:font-size="15pt" fo:font-weight="bold" officeooo:paragraph-rsid="000355d7" style:font-weight-asian="bold" style:font-weight-complex="bold"/>
    </style:style>
    <style:style style:name="P5" style:family="paragraph" style:parent-style-name="Standard">
      <style:text-properties style:font-name="sans-serif" fo:font-size="15pt" fo:font-weight="bold" officeooo:rsid="000355d7" officeooo:paragraph-rsid="000355d7" style:font-weight-asian="bold" style:font-weight-complex="bold"/>
    </style:style>
    <style:style style:name="P6" style:family="paragraph" style:parent-style-name="Standard">
      <style:text-properties style:font-name="sans-serif" fo:font-size="15pt" fo:font-weight="bold" officeooo:rsid="00066631" officeooo:paragraph-rsid="00066631" style:font-weight-asian="bold" style:font-weight-complex="bold"/>
    </style:style>
    <style:style style:name="P7" style:family="paragraph" style:parent-style-name="Standard">
      <style:text-properties style:font-name="sans-serif" fo:font-size="15pt" fo:font-weight="bold" officeooo:rsid="00076328" officeooo:paragraph-rsid="00076328" style:font-weight-asian="bold" style:font-weight-complex="bold"/>
    </style:style>
    <style:style style:name="T1" style:family="text">
      <style:text-properties style:font-name="sans-serif" fo:font-size="15pt"/>
    </style:style>
    <style:style style:name="T2" style:family="text">
      <style:text-properties officeooo:rsid="000327a6"/>
    </style:style>
    <style:style style:name="T3" style:family="text">
      <style:text-properties officeooo:rsid="000528d2"/>
    </style:style>
    <style:style style:name="T4" style:family="text">
      <style:text-properties officeooo:rsid="00080e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2)la diaphonie,</text:p>
      <text:p text:style-name="Standard"><text:span text:style-name="T1">3)les bruits,</text:span></text:p>
      <text:p text:style-name="P1">12)le décodage CRC,</text:p>
      <text:p text:style-name="P1">14)le décodage RS,</text:p>
      <text:p text:style-name="P1">15)un signal test de ligne,</text:p>
      <text:p text:style-name="P2">17)une normalisation des puissances,</text:p>
      <text:p text:style-name="P2"/>
      <text:p text:style-name="Standard"/>
      <text:p text:style-name="Standard"/>
      <text:p text:style-name="Standard"/>
      <text:p text:style-name="P3"/>
      <text:p text:style-name="P3"/>
      <text:p text:style-name="P3"/>
      <text:p text:style-name="P4"/>
      <text:p text:style-name="P4"/>
      <text:p text:style-name="P5">Avant d'envoyer : </text:p>
      <text:p text:style-name="P5"/>
      <text:p text:style-name="P4"><text:span text:style-name="T2">1</text:span>)la création des données pour la phase d’initialisation,</text:p>
      <text:p text:style-name="P7">2) Créer CRC</text:p>
      <text:p text:style-name="P5">2)l’identification du canal <text:span text:style-name="T3">= </text:span></text:p>
      <text:p text:style-name="P5">3)l’estimation, du niveau de <text:s/>bruit/perturbations, </text:p>
      <text:p text:style-name="P5">4)une méthode de remplissage de la table d’allocation des bits à partir des SNRs estimés, </text:p>
      <text:p text:style-name="P5">5Créer trame/supertrame</text:p>
      <text:p text:style-name="P5"><text:span text:style-name="T4">5</text:span>)la création du chemin entrelacé(laisser la possibilité de choix du chemin entrelacé ou non),</text:p>
      <text:p text:style-name="P5"><text:span text:style-name="T4">5</text:span>)le codage RS,</text:p>
      <text:p text:style-name="P6"><text:span text:style-name="T4">7</text:span>) Modulation QAM</text:p>
      <text:p text:style-name="P5">8)un modulateur DMT,</text:p>
      <text:p text:style-name="P5"><text:span text:style-name="T4">8</text:span>)l’utilisation du préfixe cyclique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nnin Robin</meta:initial-creator>
    <meta:creation-date>2015-04-01T14:28:40.953844527</meta:creation-date>
    <dc:date>2015-04-01T15:44:46.605706503</dc:date>
    <dc:creator>Bonnin Robin</dc:creator>
    <meta:editing-duration>PT45M44S</meta:editing-duration>
    <meta:editing-cycles>4</meta:editing-cycles>
    <meta:generator>LibreOffice/4.2.8.2$Linux_X86_64 LibreOffice_project/420$Build-2</meta:generator>
    <meta:document-statistic meta:table-count="0" meta:image-count="0" meta:object-count="0" meta:page-count="1" meta:paragraph-count="18" meta:word-count="86" meta:character-count="591" meta:non-whitespace-character-count="518"/>
  </office:meta>
</office:document-meta>
</file>